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0.92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Initial state: Game is set up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hite player rolls dice: 4 5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player rolls dice: 3 4, white starts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Red rolls: 3 3. Moves 19-&gt;16, <text:span text:style-name="T1">19-&gt;16, 19-&gt;16, 19-&gt;16.</text:span>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hite rolls: 3 5. Moves 6-&gt;9, 6-&gt;11.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Red rolls: 5 2. Moves 19-&gt;17, 16-&gt;11. White checker goes 11-&gt;white bar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number-columns-repeated="2"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hite rolls: 2 4. Moves bar-&gt;4, 6-&gt;8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number-columns-repeated="2"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26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[Game continues]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Initial state: Endgame. White's turn to roll.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23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White rolls: 3 4. Moves 22-&gt;out, 21-&gt;out.</text:p>
          </table:table-cell>
          <table:table-cell table:style-name="ce1"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red_checkers </text:p>
          </table:table-cell>
          <table:table-cell table:style-name="ce1" office:value-type="float" office:value="2">
            <text:p>2</text:p>
          </table:table-cell>
          <table:table-cell table:style-name="ce1" table:number-columns-repeated="23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+1</text:p>
          </table:table-cell>
          <table:table-cell office:value-type="string">
            <text:p>Red rolls: 4 5. Moves 1-&gt;out, 1-&gt;out. Red wins.</text:p>
          </table:table-cell>
          <table:table-cell table:number-columns-repeated="24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i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>
            <text:p>white_checkers</text:p>
          </table:table-cell>
          <table:table-cell table:number-columns-repeated="20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ite_bar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red_checkers </text:p>
          </table:table-cell>
          <table:table-cell table:style-name="ce1" table:number-columns-repeated="24"/>
          <table:table-cell table:style-name="ce1" office:value-type="string">
            <text:p>red_bar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string">
            <text:p>double_cub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53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20:28:03</meta:creation-date>
    <dc:date>2012-10-08T21:37:51</dc:date>
    <meta:editing-duration>PT1H2M5S</meta:editing-duration>
    <meta:editing-cycles>7</meta:editing-cycles>
    <meta:generator>LibreOffice/3.5$MacOSX_x86 LibreOffice_project/e0fbe70-dcba98b-297ab39-994e618-0f858f0</meta:generator>
    <meta:document-statistic meta:table-count="3" meta:cell-count="392" meta:object-count="0"/>
  </office:meta>
</office:document-meta>
</file>